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racter: Playboy Millionare</text:p>
      <text:p text:style-name="Standard"/>
      <text:p text:style-name="Standard">You were Harvard educated in order to someday take over Daddy's oil company. But, until that day comes, you are mostly board to death with the high society contail parties your mother is always inviting you to. <text:s/>You wanted to experience life before it got to late. You wanted to see how the other half lived. You dared to travel to far off, exotic lands, like London, where the people speak in strange dialects, where you had to rough it in the presidential suit of the Westbury. "What would it be like?" you asked yourself. "How would I survive?" At that young and tender age, you were still unknowing about the ways of life in those kinds of places, and how difficult it is to get quality roomservice like you had once taken for granted back at home. </text:p>
      <text:p text:style-name="Standard"/>
      <text:p text:style-name="Standard">It was on one of these harowing adventures that you were aproached by Mictian Servant of Belphegore, Satan's deligate to the Earth realm. Being somewhat board of the adventures that had once offered such an exuberance of unimagined pleasures but which now offered little more than a dreary and tedious monotony, you enlisted, signing in blood, in Satan's army. </text:p>
      <text:p text:style-name="Standard"/>
      <text:p text:style-name="Standard">Satan wants to take the Gray City within the year and you have vowed to help hi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6T15:35:12</meta:creation-date>
    <dc:date>2013-03-06T16:11:52</dc:date>
    <meta:editing-duration>PT6M</meta:editing-duration>
    <meta:editing-cycles>1</meta:editing-cycles>
    <meta:document-statistic meta:table-count="0" meta:image-count="0" meta:object-count="0" meta:page-count="1" meta:paragraph-count="4" meta:word-count="217" meta:character-count="1225" meta:non-whitespace-character-count="1008"/>
    <meta:generator>LibreOffice/3.5$Linux_X86_64 LibreOffice_project/350m1$Build-2</meta:generator>
  </office:meta>
</office:document-meta>
</file>